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20000012C316CE1E35DCA15FF.jpg" manifest:media-type="image/jpeg"/>
  <manifest:file-entry manifest:full-path="Pictures/10000201000005A000000438EB527C595FA512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4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54pt" fo:hyphenate="false"/>
    </style:style>
    <style:style style:name="T1" style:family="text">
      <style:text-properties fo:font-variant="normal" fo:text-transform="none" fo:color="#ffd245" style:text-line-through-style="none" style:text-line-through-type="none" style:text-position="0% 100%" style:font-name="Book Antiqu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40afff" style:text-line-through-style="none" style:text-line-through-type="none" style:text-position="0% 100%" style:font-name="Book Antiqu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ffd245" style:text-line-through-style="none" style:text-line-through-type="none" style:text-position="0% 100%" style:font-name="Book Antiqu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d24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0a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d24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frame draw:name="Imagem 3" draw:style-name="gr1" draw:text-style-name="P3" draw:layer="layout" svg:width="21.903cm" svg:height="7.937cm" svg:x="2.16cm" svg:y="6.925cm">
          <draw:image xlink:href="Pictures/10000000000003A20000012C316CE1E35DCA15FF.jpg" xlink:type="simple" xlink:show="embed" xlink:actuate="onLoad">
            <text:p/>
          </draw:image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4" draw:text-style-name="P2" draw:layer="layout" svg:width="20.601cm" svg:height="11.4cm" svg:x="3.099cm" svg:y="5.725cm">
          <text:p text:style-name="P6"><text:span text:style-name="T3">Projeto colaborativo Monitora Cer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4" draw:text-style-name="P2" draw:layer="layout" svg:width="20.601cm" svg:height="11.4cm" svg:x="3.099cm" svg:y="5.725cm">
          <text:p text:style-name="P6"><text:span text:style-name="T3">Projeto colaborativo Monitora Cer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4" draw:text-style-name="P2" draw:layer="layout" svg:width="20.601cm" svg:height="11.4cm" svg:x="3.099cm" svg:y="5.725cm">
          <text:p text:style-name="P6"><text:span text:style-name="T3">Projeto colaborativo Monitora Cer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4" draw:text-style-name="P2" draw:layer="layout" svg:width="20.601cm" svg:height="11.4cm" svg:x="3.099cm" svg:y="5.725cm">
          <text:p text:style-name="P6"><text:span text:style-name="T3">Projeto colaborativo Monitora Cer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4" draw:text-style-name="P2" draw:layer="layout" svg:width="20.601cm" svg:height="11.4cm" svg:x="3.099cm" svg:y="5.725cm">
          <text:p text:style-name="P6"><text:span text:style-name="T3">Projeto colaborativo Monitora Cer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rectangular" draw:cx="50%" draw:cy="50%" draw:start-color="#d1ca75" draw:end-color="#ffffff" draw:start-intensity="100%" draw:end-intensity="100%" draw:angle="900" draw:border="0%"/>
    <draw:opacity draw:name="msTransGradient_20_1" draw:display-name="msTransGradient 1" draw:style="rectangular" draw:cx="50%" draw:cy="50%" draw:start="23%" draw:end="11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62626" style:text-outline="false" style:text-line-through-style="none" style:text-line-through-type="none" style:text-position="0% 100%" style:font-name="Book Antiqua" fo:font-family="'Book Antiqua'" fo:font-size="24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Book Antiqua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Book Antiqua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Book Antiqua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.053cm" draw:fill="gradient" draw:fill-gradient-name="Gradient_20_2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solid" svg:stroke-width="0.035cm" svg:stroke-color="#7b541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3.365cm"/>
    </style:style>
    <style:style style:name="Mpr4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font-size="5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variant="normal" fo:text-transform="none" fo:color="#895d1d" style:text-line-through-style="none" style:text-line-through-type="none" style:text-position="0% 100%" style:font-name="Book Antiqu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7b541a" style:text-line-through-style="none" style:text-line-through-type="none" style:text-position="0% 100%" style:font-name="Wingding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Book Antiqua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95d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7b54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custom-shape draw:name="Rectangle 6" draw:style-name="Mgr4" draw:text-style-name="MP5" draw:layer="backgroundobjects" drawooo:display="printer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6" draw:layer="backgroundobjects" svg:width="25.399cm" svg:height="19.049cm" svg:x="0cm" svg:y="0cm">
        <draw:image xlink:href="Pictures/10000201000005A000000438EB527C595FA51297.png" xlink:type="simple" xlink:show="embed" xlink:actuate="onLoad">
          <text:p/>
        </draw:image>
      </draw:frame>
      <draw:frame draw:name="Date Placeholder 3" presentation:style-name="Mpr1" draw:text-style-name="MP8" draw:layer="backgroundobjects" svg:width="5.926cm" svg:height="1.013cm" svg:x="1.001cm" svg:y="17.115cm" presentation:class="date-time" presentation:user-transformed="true">
        <draw:text-box>
          <text:p text:style-name="MP7"><text:span text:style-name="MT1"><text:date style:data-style-name="D1" text:date-value="2017-11-19">19/11/17</text:date></text:span></text:p>
        </draw:text-box>
      </draw:frame>
      <draw:frame draw:name="Footer Placeholder 4" presentation:style-name="Mpr1" draw:text-style-name="MP8" draw:layer="backgroundobjects" svg:width="8.042cm" svg:height="1.013cm" svg:x="8.678cm" svg:y="17.115cm" presentation:class="footer" presentation:user-transformed="true">
        <draw:text-box>
          <text:p/>
        </draw:text-box>
      </draw:frame>
      <draw:frame draw:name="Slide Number Placeholder 5" presentation:style-name="Mpr1" draw:text-style-name="MP8" draw:layer="backgroundobjects" svg:width="5.926cm" svg:height="1.013cm" svg:x="18.442cm" svg:y="17.115cm" presentation:class="page-number" presentation:user-transformed="true">
        <draw:text-box>
          <text:p text:style-name="MP9"><text:span text:style-name="MT1"><text:page-number>&lt;número&gt;</text:page-number></text:span></text:p>
        </draw:text-box>
      </draw:frame>
      <draw:g draw:name="Group 7">
        <draw:custom-shape draw:name="TextBox 8" draw:style-name="Mgr6" draw:text-style-name="MP11" draw:layer="layout" svg:width="2.408cm" svg:height="2.537cm" svg:x="11.593cm" svg:y="8.021cm">
          <text:p text:style-name="MP10"><text:span text:style-name="MT2">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Mgr7" draw:text-style-name="MP6" draw:layer="layout" svg:x1="11.982cm" svg:y1="9.536cm" svg:x2="3.316cm" svg:y2="9.532cm">
          <text:p/>
        </draw:line>
        <draw:line draw:name="Straight Connector 10" draw:style-name="Mgr7" draw:text-style-name="MP6" draw:layer="layout" svg:x1="22.147cm" svg:y1="9.529cm" svg:x2="13.481cm" svg:y2="9.525cm">
          <text:p/>
        </draw:line>
      </draw:g>
      <draw:frame draw:name="Title 1" presentation:style-name="Mpr2" draw:text-style-name="MP13" draw:layer="backgroundobjects" svg:width="18.825cm" svg:height="4.81cm" svg:x="3.287cm" svg:y="3.855cm" presentation:class="title" presentation:user-transformed="true">
        <draw:text-box>
          <text:p text:style-name="MP12"><text:span text:style-name="MT3">Clique para editar o título mestre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Saturno</meta:initial-creator>
    <dc:creator>Saturno</dc:creator>
    <meta:editing-cycles>4</meta:editing-cycles>
    <meta:creation-date>2011-11-23T14:50:37</meta:creation-date>
    <dc:date>2011-11-23T15:26:04</dc:date>
    <meta:editing-duration>PT35M</meta:editing-duration>
    <meta:generator>LibreOffice/5.4.1.2$Linux_X86_64 LibreOffice_project/ea7cb86e6eeb2bf3a5af73a8f7777ac570321527</meta:generator>
    <meta:document-statistic meta:object-count="5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Hardcover" xlink:href=""/>
  </office:meta>
</office:document-meta>
</file>